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ize="12pt" fo:font-style="italic" fo:font-weight="bold" style:font-size-asian="18pt" style:font-size-complex="18pt"/>
    </style:style>
    <style:style style:name="P4" style:family="paragraph">
      <style:paragraph-properties fo:text-align="center"/>
      <style:text-properties fo:font-size="12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fo:font-weight="bold"/>
    </style:style>
    <style:style style:name="P8" style:family="paragraph">
      <style:paragraph-properties fo:margin-left="0cm" fo:margin-right="0cm" fo:text-indent="0cm"/>
      <style:text-properties fo:font-size="7pt" fo:font-weight="normal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style="italic" fo:font-weight="bold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size="7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342cm" svg:height="1.255cm" svg:x="0.436cm" svg:y="0.666cm">
          <text:p text:style-name="P1"><text:span text:style-name="T1">ser_permu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6.329cm" svg:height="1.255cm" svg:x="6.267cm" svg:y="0.666cm">
          <text:p text:style-name="P1"><text:span text:style-name="T2">ser_permutation_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" draw:layer="layout" svg:width="0.771cm" svg:height="0.412cm" svg:x="4.779cm" svg:y="1.087cm">
          <text:p text:style-name="P6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548cm" svg:y1="1.292cm" svg:x2="6.267cm" svg:y2="1.293cm" draw:start-shape="id1" draw:start-glue-point="7" draw:end-shape="id2" draw:end-glue-point="3">
          <text:p text:style-name="P6"/>
        </draw:connector>
        <draw:custom-shape draw:style-name="gr4" draw:text-style-name="P4" draw:id="id3" draw:layer="layout" svg:width="0.771cm" svg:height="0.664cm" svg:x="8.98cm" svg:y="1.961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5" draw:id="id4" draw:layer="layout" svg:width="4.305cm" svg:height="1.255cm" svg:x="4.615cm" svg:y="3.79cm">
          <text:p text:style-name="P1"><text:span text:style-name="T3">integer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4.051cm" svg:height="1.255cm" svg:x="10.166cm" svg:y="3.79cm">
          <text:p text:style-name="P1"><text:span text:style-name="T3">hclus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364cm" svg:y1="2.623cm" svg:x2="6.767cm" svg:y2="3.79cm" draw:start-shape="id3" draw:start-glue-point="7" draw:end-shape="id4" draw:end-glue-point="0">
          <text:p text:style-name="P6"/>
        </draw:connector>
        <draw:connector draw:style-name="gr5" draw:text-style-name="P4" draw:id="id5" draw:layer="layout" svg:x1="9.364cm" svg:y1="2.623cm" svg:x2="9.364cm" svg:y2="2.623cm" draw:start-shape="id3" draw:start-glue-point="7" draw:end-shape="id3" draw:end-glue-point="7">
          <text:p text:style-name="P6"/>
        </draw:connector>
        <draw:connector draw:style-name="gr5" draw:text-style-name="P4" draw:layer="layout" svg:x1="9.364cm" svg:y1="2.623cm" svg:x2="9.364cm" svg:y2="2.623cm" draw:start-shape="id5" draw:start-glue-point="0" draw:end-shape="id5" draw:end-glue-point="0">
          <text:p text:style-name="P6"/>
        </draw:connector>
        <draw:connector draw:style-name="gr5" draw:text-style-name="P4" draw:layer="layout" svg:x1="12.191cm" svg:y1="3.79cm" svg:x2="9.364cm" svg:y2="2.623cm" draw:start-shape="id6" draw:start-glue-point="0" draw:end-shape="id5" draw:end-glue-point="0">
          <text:p text:style-name="P6"/>
        </draw:connector>
        <draw:frame draw:style-name="gr6" draw:text-style-name="P7" draw:layer="layout" svg:width="0.722cm" svg:height="0.747cm" svg:x="5.735cm" svg:y="0.678cm">
          <draw:text-box>
            <text:p text:style-name="P6"><text:span text:style-name="T1">*</text:span></text:p>
          </draw:text-box>
        </draw:frame>
        <draw:frame draw:style-name="gr7" draw:text-style-name="P8" draw:layer="layout" svg:width="2.373cm" svg:height="0.54cm" svg:x="10.35cm" svg:y="0.62cm">
          <draw:text-box>
            <text:p text:style-name="P6"><text:span text:style-name="T4">&lt;&lt;abstract&gt;&gt;</text:span></text:p>
          </draw:text-box>
        </draw:frame>
        <draw:frame draw:style-name="gr7" draw:text-style-name="P8" draw:layer="layout" svg:width="2.829cm" svg:height="0.54cm" svg:x="9.734cm" svg:y="2.464cm">
          <draw:text-box>
            <text:p text:style-name="P6"><text:span text:style-name="T4">&lt;&lt;implemen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6-15T13:25:19</meta:creation-date>
    <dc:creator>Michael Hahsler</dc:creator>
    <dc:date>2008-01-18T11:36:35</dc:date>
    <meta:editing-cycles>8</meta:editing-cycles>
    <meta:editing-duration>PT14M2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